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38806" officeooo:paragraph-rsid="00438806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a081" officeooo:paragraph-rsid="0040a081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3ee93" officeooo:paragraph-rsid="0033ee93"/>
    </style:style>
    <style:style style:name="P26" style:family="paragraph" style:parent-style-name="Table_20_Contents">
      <style:text-properties fo:color="#c9211e" officeooo:rsid="0035b753" officeooo:paragraph-rsid="0035b753"/>
    </style:style>
    <style:style style:name="P27" style:family="paragraph" style:parent-style-name="Table_20_Contents">
      <style:text-properties fo:color="#c9211e" officeooo:rsid="0039453b" officeooo:paragraph-rsid="0039453b"/>
    </style:style>
    <style:style style:name="P28" style:family="paragraph" style:parent-style-name="Table_20_Contents">
      <style:text-properties fo:color="#c9211e" officeooo:rsid="003d5c87" officeooo:paragraph-rsid="003d5c87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eff0" officeooo:paragraph-rsid="0044ef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text-properties officeooo:rsid="0039453b" officeooo:paragraph-rsid="0039453b"/>
    </style:style>
    <style:style style:name="P39" style:family="paragraph" style:parent-style-name="Table_20_Contents">
      <style:text-properties officeooo:rsid="003a5ada" officeooo:paragraph-rsid="003a5ada"/>
    </style:style>
    <style:style style:name="P40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5b753"/>
    </style:style>
    <style:style style:name="T6" style:family="text">
      <style:text-properties officeooo:rsid="0039453b"/>
    </style:style>
    <style:style style:name="T7" style:family="text">
      <style:text-properties officeooo:rsid="003a5ada"/>
    </style:style>
    <style:style style:name="T8" style:family="text">
      <style:text-properties officeooo:rsid="003dfdff"/>
    </style:style>
    <style:style style:name="T9" style:family="text">
      <style:text-properties officeooo:rsid="0040a081"/>
    </style:style>
    <style:style style:name="T10" style:family="text">
      <style:text-properties officeooo:rsid="004455af"/>
    </style:style>
    <style:style style:name="T11" style:family="text">
      <style:text-properties officeooo:rsid="0044eff0"/>
    </style:style>
    <style:style style:name="T12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D – 1EVA - <text:span text:style-name="T12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SERGIO RAMOS</text:p>
          </table:table-cell>
          <table:table-cell table:style-name="Tabla5.B1" table:formula="ooow:&lt;Tabla1.B10&gt;+&lt;Tabla2.B19&gt;" office:value-type="float" office:value="8.5">
            <text:p text:style-name="P40">8,50</text:p>
          </table:table-cell>
        </table:table-row>
      </table:table>
      <text:p text:style-name="P2"/>
      <text:p text:style-name="P5"><text:span text:style-name="T6">BDR</text:span> to JSON (<text:span text:style-name="T6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6">Definir </text:span>Clases (<text:span text:style-name="T6">Tiendas, Emails</text:span>)</text:p>
          </table:table-cell>
          <table:table-cell table:style-name="Tabla1.A2" office:value-type="string">
            <text:p text:style-name="P27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38">Rellenar Lista de Tiendas </text:p>
          </table:table-cell>
          <table:table-cell table:style-name="Tabla1.A2" office:value-type="string">
            <text:p text:style-name="P27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1</text:p>
          </table:table-cell>
          <table:table-cell table:style-name="Tabla1.C2" office:value-type="string">
            <text:p text:style-name="P30"><text:span text:style-name="T6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8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<text:span text:style-name="T2">2</text:span></text:p>
          </table:table-cell>
          <table:table-cell table:style-name="Tabla1.C2" office:value-type="string">
            <text:p text:style-name="P30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8">4</text:span>,<text:span text:style-name="T5">0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0">Hibernate</text:span>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en<text:span text:style-name="T9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ostrar datos "from Tiendas"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1</text:p>
          </table:table-cell>
          <table:table-cell table:style-name="Tabla2.C2" office:value-type="string">
            <text:p text:style-name="P30"><text:span text:style-name="T4">1</text:span>,<text:span text:style-name="T7">5</text:span>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Actualizar nombre encargado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2</text:span></text:p>
          </table:table-cell>
          <table:table-cell table:style-name="Tabla2.C2" office:value-type="string">
            <text:p text:style-name="P30"><text:span text:style-name="T7">4</text:span>,0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Obtener Emails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ñadir email a lista</text:p>
          </table:table-cell>
          <table:table-cell table:style-name="Tabla2.A2" office:value-type="string">
            <text:p text:style-name="P37">No añade el nuevo a la lista</text:p>
          </table:table-cell>
          <table:table-cell table:style-name="Tabla2.C2" office:value-type="string">
            <text:p text:style-name="P19">-<text:span text:style-name="T11">1,00</text:span></text:p>
          </table:table-cell>
        </table:table-row>
        <table:table-row>
          <table:table-cell table:style-name="Tabla2.A2" office:value-type="string">
            <text:p text:style-name="P39">Actualizar tiend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ctualizar email</text:p>
          </table:table-cell>
          <table:table-cell table:style-name="Tabla2.A2" office:value-type="string">
            <text:p text:style-name="P37">No actualiza el email, solo la tienda</text:p>
          </table:table-cell>
          <table:table-cell table:style-name="Tabla2.C2" office:value-type="string">
            <text:p text:style-name="P18">-<text:span text:style-name="T11">0,50</text:span></text:p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3</text:span></text:p>
          </table:table-cell>
          <table:table-cell table:style-name="Tabla2.C2" office:value-type="string">
            <text:p text:style-name="P30"><text:span text:style-name="T7">6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11">4</text:span>,<text:span text:style-name="T11">5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1S</meta:editing-duration>
    <meta:editing-cycles>36</meta:editing-cycles>
    <meta:generator>LibreOffice/6.1.1.2$Windows_X86_64 LibreOffice_project/5d19a1bfa650b796764388cd8b33a5af1f5baa1b</meta:generator>
    <dc:date>2019-11-20T22:07:25.003000000</dc:date>
    <meta:document-statistic meta:table-count="3" meta:image-count="0" meta:object-count="0" meta:page-count="1" meta:paragraph-count="43" meta:word-count="96" meta:character-count="605" meta:non-whitespace-character-count="549"/>
    <meta:user-defined meta:name="Info 1"/>
    <meta:user-defined meta:name="Info 2"/>
    <meta:user-defined meta:name="Info 3"/>
    <meta:user-defined meta:name="Info 4"/>
  </office:meta>
</office:document-meta>
</file>